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2.04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2.04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ed1c2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style:text-properties fo:color="#000000"/>
    </style:style>
    <style:style style:name="P3" style:family="paragraph">
      <loext:graphic-properties draw:fill="none" draw:fill-color="#ffffff"/>
      <style:paragraph-properties style:writing-mode="lr-tb"/>
      <style:text-properties fo:color="#000000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opacity="0%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color="#000000"/>
    </style:style>
    <style:style style:name="P9" style:family="paragraph">
      <loext:graphic-properties draw:opacity="0%"/>
      <style:paragraph-properties fo:text-align="center" style:writing-mode="lr-tb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.2cm" svg:height="1.1cm" svg:x="16.8cm" svg:y="6.3cm">
          <draw:text-box>
            <text:p>а)</text:p>
          </draw:text-box>
        </draw:frame>
        <draw:frame draw:style-name="gr1" draw:text-style-name="P1" draw:layer="layout" svg:width="1.2cm" svg:height="1.1cm" svg:x="16.9cm" svg:y="12.287cm">
          <draw:text-box>
            <text:p>б)</text:p>
          </draw:text-box>
        </draw:frame>
        <draw:frame draw:style-name="gr2" draw:text-style-name="P3" draw:layer="layout" svg:width="2.013cm" svg:height="0.962cm" svg:x="2.287cm" svg:y="1.701cm">
          <draw:text-box>
            <text:p text:style-name="P2"><text:span text:style-name="T1">Head</text:span></text:p>
          </draw:text-box>
        </draw:frame>
        <draw:frame draw:style-name="gr3" draw:text-style-name="P4" draw:layer="layout" svg:width="1.45cm" svg:height="0.962cm" svg:x="38.5cm" svg:y="1.539cm">
          <draw:text-box>
            <text:p>Tail</text:p>
          </draw:text-box>
        </draw:frame>
        <draw:custom-shape draw:style-name="gr4" draw:text-style-name="P5" draw:layer="layout" svg:width="2.6cm" svg:height="1.2cm" svg:x="2cm" svg:y="2.801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9cm" svg:y1="3.401cm" svg:x2="6.2cm" svg:y2="3.401cm">
          <text:p/>
        </draw:line>
        <draw:g>
          <draw:custom-shape draw:style-name="gr6" draw:text-style-name="P5" draw:layer="layout" svg:width="2.6cm" svg:height="1.2cm" svg:x="29cm" svg:y="1.601cm">
            <text:p text:style-name="P7">7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9cm" svg:y="2.8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9cm" svg:y="4.0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27.4cm" svg:y1="3.401cm" svg:x2="28.7cm" svg:y2="3.401cm">
          <text:p/>
        </draw:line>
        <draw:g>
          <draw:custom-shape draw:style-name="gr6" draw:text-style-name="P5" draw:layer="layout" svg:width="2.6cm" svg:height="1.2cm" svg:x="33.4cm" svg:y="1.601cm">
            <text:p text:style-name="P7">9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33.4cm" svg:y="2.801cm">
            <text:p text:style-name="P7">null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33.4cm" svg:y="4.0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31.8cm" svg:y1="3.401cm" svg:x2="33.1cm" svg:y2="3.401cm">
          <text:p/>
        </draw:line>
        <draw:custom-shape draw:style-name="gr4" draw:text-style-name="P5" draw:layer="layout" svg:width="2.6cm" svg:height="1.2cm" svg:x="38cm" svg:y="2.801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7.8cm" svg:y1="3.401cm" svg:x2="36.2cm" svg:y2="3.401cm">
          <text:p/>
        </draw:line>
        <draw:line draw:style-name="gr5" draw:text-style-name="P6" draw:layer="layout" svg:x1="33.1cm" svg:y1="4.601cm" svg:x2="31.8cm" svg:y2="4.601cm">
          <text:p/>
        </draw:line>
        <draw:line draw:style-name="gr5" draw:text-style-name="P6" draw:layer="layout" svg:x1="28.7cm" svg:y1="4.601cm" svg:x2="27.4cm" svg:y2="4.601cm">
          <text:p/>
        </draw:line>
        <draw:g>
          <draw:custom-shape draw:style-name="gr6" draw:text-style-name="P5" draw:layer="layout" svg:width="2.6cm" svg:height="1.2cm" svg:x="6.5cm" svg:y="1.601cm">
            <text:p text:style-name="P7">4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6.5cm" svg:y="2.8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2.6cm" svg:height="1.2cm" svg:x="6.5cm" svg:y="4.001cm">
            <text:p text:style-name="P8"><text:span text:style-name="T1">null</text:span>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9.4cm" svg:y1="3.401cm" svg:x2="10.7cm" svg:y2="3.401cm">
          <text:p/>
        </draw:line>
        <draw:g>
          <draw:custom-shape draw:style-name="gr6" draw:text-style-name="P5" draw:layer="layout" svg:width="2.6cm" svg:height="1.2cm" svg:x="11cm" svg:y="1.601cm">
            <text:p text:style-name="P7">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1cm" svg:y="2.8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1cm" svg:y="4.0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10.7cm" svg:y1="4.601cm" svg:x2="9.4cm" svg:y2="4.601cm">
          <text:p/>
        </draw:line>
        <draw:line draw:style-name="gr5" draw:text-style-name="P6" draw:layer="layout" svg:x1="14cm" svg:y1="3.401cm" svg:x2="15.3cm" svg:y2="3.401cm">
          <text:p/>
        </draw:line>
        <draw:g>
          <draw:custom-shape draw:style-name="gr6" draw:text-style-name="P5" draw:layer="layout" svg:width="2.6cm" svg:height="1.2cm" svg:x="15.6cm" svg:y="1.601cm">
            <text:p text:style-name="P7">7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5.6cm" svg:y="2.8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5.6cm" svg:y="4.0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15.3cm" svg:y1="4.601cm" svg:x2="14cm" svg:y2="4.601cm">
          <text:p/>
        </draw:line>
        <draw:line draw:style-name="gr5" draw:text-style-name="P6" draw:layer="layout" svg:x1="18.4cm" svg:y1="3.401cm" svg:x2="19.7cm" svg:y2="3.401cm">
          <text:p/>
        </draw:line>
        <draw:g>
          <draw:custom-shape draw:style-name="gr6" draw:text-style-name="P5" draw:layer="layout" svg:width="2.6cm" svg:height="1.2cm" svg:x="20cm" svg:y="1.601cm">
            <text:p text:style-name="P7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0cm" svg:y="2.8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0cm" svg:y="4.0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19.7cm" svg:y1="4.601cm" svg:x2="18.4cm" svg:y2="4.601cm">
          <text:p/>
        </draw:line>
        <draw:line draw:style-name="gr7" draw:text-style-name="P6" draw:layer="layout" svg:x1="28.8cm" svg:y1="1.3cm" svg:x2="31.8cm" svg:y2="5.5cm">
          <text:p/>
        </draw:line>
        <draw:line draw:style-name="gr7" draw:text-style-name="P6" draw:layer="layout" svg:x1="28.8cm" svg:y1="5.5cm" svg:x2="31.8cm" svg:y2="1.3cm">
          <text:p/>
        </draw:line>
        <draw:line draw:style-name="gr5" draw:text-style-name="P6" draw:layer="layout" svg:x1="30.2cm" svg:y1="6.5cm" svg:x2="30.2cm" svg:y2="5.5cm">
          <text:p/>
        </draw:line>
        <draw:frame draw:style-name="gr8" draw:text-style-name="P1" draw:layer="layout" svg:width="3.406cm" svg:height="0.962cm" svg:x="28.5cm" svg:y="6.638cm">
          <draw:text-box>
            <text:p><text:span text:style-name="T2">указатель</text:span></text:p>
          </draw:text-box>
        </draw:frame>
        <draw:line draw:style-name="gr5" draw:text-style-name="P6" draw:layer="layout" svg:x1="22.9cm" svg:y1="3.401cm" svg:x2="24.2cm" svg:y2="3.401cm">
          <text:p/>
        </draw:line>
        <draw:g>
          <draw:custom-shape draw:style-name="gr6" draw:text-style-name="P5" draw:layer="layout" svg:width="2.6cm" svg:height="1.2cm" svg:x="24.5cm" svg:y="1.601cm">
            <text:p text:style-name="P7">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4.5cm" svg:y="2.8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4.5cm" svg:y="4.0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24.2cm" svg:y1="4.601cm" svg:x2="22.9cm" svg:y2="4.601cm">
          <text:p/>
        </draw:line>
        <draw:frame draw:style-name="gr2" draw:text-style-name="P3" draw:layer="layout" svg:width="2.013cm" svg:height="0.962cm" svg:x="2.287cm" svg:y="8.188cm">
          <draw:text-box>
            <text:p text:style-name="P2"><text:span text:style-name="T1">Head</text:span></text:p>
          </draw:text-box>
        </draw:frame>
        <draw:frame draw:style-name="gr3" draw:text-style-name="P4" draw:layer="layout" svg:width="1.45cm" svg:height="0.962cm" svg:x="38.5cm" svg:y="8.026cm">
          <draw:text-box>
            <text:p>Tail</text:p>
          </draw:text-box>
        </draw:frame>
        <draw:custom-shape draw:style-name="gr4" draw:text-style-name="P5" draw:layer="layout" svg:width="2.6cm" svg:height="1.2cm" svg:x="2cm" svg:y="9.288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9cm" svg:y1="9.888cm" svg:x2="6.2cm" svg:y2="9.888cm">
          <text:p/>
        </draw:line>
        <draw:g>
          <draw:custom-shape draw:style-name="gr6" draw:text-style-name="P5" draw:layer="layout" svg:width="2.6cm" svg:height="1.2cm" svg:x="33.4cm" svg:y="8.088cm">
            <text:p text:style-name="P7">9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33.4cm" svg:y="9.288cm">
            <text:p text:style-name="P7">null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33.4cm" svg:y="10.488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27.5cm" svg:y1="9.888cm" svg:x2="33.1cm" svg:y2="9.888cm">
          <text:p/>
        </draw:line>
        <draw:custom-shape draw:style-name="gr4" draw:text-style-name="P5" draw:layer="layout" svg:width="2.6cm" svg:height="1.2cm" svg:x="38cm" svg:y="9.288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7.8cm" svg:y1="9.888cm" svg:x2="36.2cm" svg:y2="9.888cm">
          <text:p/>
        </draw:line>
        <draw:line draw:style-name="gr5" draw:text-style-name="P6" draw:layer="layout" svg:x1="33.1cm" svg:y1="11.088cm" svg:x2="27.4cm" svg:y2="11.1cm">
          <text:p/>
        </draw:line>
        <draw:g>
          <draw:custom-shape draw:style-name="gr6" draw:text-style-name="P5" draw:layer="layout" svg:width="2.6cm" svg:height="1.2cm" svg:x="6.5cm" svg:y="8.088cm">
            <text:p text:style-name="P7">4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6.5cm" svg:y="9.288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2.6cm" svg:height="1.2cm" svg:x="6.5cm" svg:y="10.488cm">
            <text:p text:style-name="P8"><text:span text:style-name="T1">null</text:span>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9.4cm" svg:y1="9.888cm" svg:x2="10.7cm" svg:y2="9.888cm">
          <text:p/>
        </draw:line>
        <draw:g>
          <draw:custom-shape draw:style-name="gr6" draw:text-style-name="P5" draw:layer="layout" svg:width="2.6cm" svg:height="1.2cm" svg:x="11cm" svg:y="8.088cm">
            <text:p text:style-name="P7">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1cm" svg:y="9.288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1cm" svg:y="10.488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10.7cm" svg:y1="11.088cm" svg:x2="9.4cm" svg:y2="11.088cm">
          <text:p/>
        </draw:line>
        <draw:line draw:style-name="gr5" draw:text-style-name="P6" draw:layer="layout" svg:x1="14cm" svg:y1="9.888cm" svg:x2="15.3cm" svg:y2="9.888cm">
          <text:p/>
        </draw:line>
        <draw:g>
          <draw:custom-shape draw:style-name="gr6" draw:text-style-name="P5" draw:layer="layout" svg:width="2.6cm" svg:height="1.2cm" svg:x="15.6cm" svg:y="8.088cm">
            <text:p text:style-name="P7">7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5.6cm" svg:y="9.288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5.6cm" svg:y="10.488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15.3cm" svg:y1="11.088cm" svg:x2="14cm" svg:y2="11.088cm">
          <text:p/>
        </draw:line>
        <draw:line draw:style-name="gr5" draw:text-style-name="P6" draw:layer="layout" svg:x1="18.4cm" svg:y1="9.888cm" svg:x2="19.7cm" svg:y2="9.888cm">
          <text:p/>
        </draw:line>
        <draw:g>
          <draw:custom-shape draw:style-name="gr6" draw:text-style-name="P5" draw:layer="layout" svg:width="2.6cm" svg:height="1.2cm" svg:x="20cm" svg:y="8.088cm">
            <text:p text:style-name="P7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0cm" svg:y="9.288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0cm" svg:y="10.488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19.7cm" svg:y1="11.088cm" svg:x2="18.4cm" svg:y2="11.088cm">
          <text:p/>
        </draw:line>
        <draw:line draw:style-name="gr5" draw:text-style-name="P6" draw:layer="layout" svg:x1="22.9cm" svg:y1="9.888cm" svg:x2="24.2cm" svg:y2="9.888cm">
          <text:p/>
        </draw:line>
        <draw:g>
          <draw:custom-shape draw:style-name="gr6" draw:text-style-name="P5" draw:layer="layout" svg:width="2.6cm" svg:height="1.2cm" svg:x="24.5cm" svg:y="8.088cm">
            <text:p text:style-name="P7">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4.5cm" svg:y="9.288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4.5cm" svg:y="10.488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24.2cm" svg:y1="11.088cm" svg:x2="22.9cm" svg:y2="11.0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4T09:42:40.170741855</meta:creation-date>
    <dc:date>2021-11-15T13:10:45.262000000</dc:date>
    <meta:editing-duration>PT56M22S</meta:editing-duration>
    <meta:editing-cycles>23</meta:editing-cycles>
    <meta:generator>LibreOffice/5.4.3.2$Windows_X86_64 LibreOffice_project/92a7159f7e4af62137622921e809f8546db437e5</meta:generator>
    <meta:document-statistic meta:object-count="92"/>
  </office:meta>
</office:document-meta>
</file>